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ce6"/>
        <table:table-column table:style-name="co1" table:default-cell-style-name="ce5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Qtd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12">
            <text:p>Arduino 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Total pinos</text:p>
          </table:table-cell>
          <table:table-cell table:formula="of:=SUM([.C2:.C13])" office:value-type="float" office:value="67" calcext:value-type="float">
            <text:p>67</text:p>
          </table:table-cell>
          <table:table-cell table:number-columns-repeated="6"/>
          <table:table-cell table:style-name="ce6" office:value-type="string" calcext:value-type="string">
            <text:p>Corrente Opto</text:p>
          </table:table-cell>
          <table:table-cell table:formula="of:=0.06+5/10000" office:value-type="float" office:value="0.0605" calcext:value-type="float">
            <text:p>0.0605</text:p>
          </table:table-cell>
        </table:table-row>
        <table:table-row table:style-name="ro1">
          <table:covered-table-cell table:style-name="ce7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Total Optos</text:p>
          </table:table-cell>
          <table:table-cell table:formula="of:=SUM([.C2:.C10])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Corrente Optos</text:p>
          </table:table-cell>
          <table:table-cell table:formula="of:=[.E3]*[.M2]" office:value-type="float" office:value="3.8115" calcext:value-type="float">
            <text:p>3.811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Corrente LED 5mm</text:p>
          </table:table-cell>
          <table:table-cell table:formula="of:=0.01*[.C12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 table:style-name="ce7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number-columns-repeated="2" table:style-name="ce4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string" calcext:value-type="string">
            <text:p>Serial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otal Corrente</text:p>
          </table:table-cell>
          <table:table-cell table:formula="of:=SUM([.E5:.E6])" office:value-type="float" office:value="3.8215" calcext:value-type="float">
            <text:p>3.821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string" calcext:value-type="string">
            <text:p>LED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table:style-name="ce4" office:value-type="string" calcext:value-type="string">
            <text:p>BOT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13">
            <text:p>Arduino 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Total pinos</text:p>
          </table:table-cell>
          <table:table-cell table:formula="of:=SUM([.C16:.C28]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Total Optos</text:p>
          </table:table-cell>
          <table:table-cell table:formula="of:=SUM([.C16:.C24])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Corrente Optos</text:p>
          </table:table-cell>
          <table:table-cell table:formula="of:=[.E17]*[.M2]" office:value-type="float" office:value="3.9325" calcext:value-type="float">
            <text:p>3.932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Corrente LED 5mm</text:p>
          </table:table-cell>
          <table:table-cell table:formula="of:=0.01*[.C27]"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11" office:value-type="string" calcext:value-type="string">
            <text:p>Contro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table:style-name="ce4" office:value-type="string" calcext:value-type="string">
            <text:p>Serial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otal Corrente</text:p>
          </table:table-cell>
          <table:table-cell table:formula="of:=SUM([.E19:.E20])" office:value-type="float" office:value="3.9425" calcext:value-type="float">
            <text:p>3.9425</text:p>
          </table:table-cell>
          <table:table-cell table:number-columns-repeated="8"/>
        </table:table-row>
        <table:table-row table:style-name="ro1">
          <table:covered-table-cell/>
          <table:table-cell table:style-name="ce4" office:value-type="string" calcext:value-type="string">
            <text:p>WS28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4" office:value-type="string" calcext:value-type="string">
            <text:p>LED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table:style-name="ce4" office:value-type="string" calcext:value-type="string">
            <text:p>BOT DB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20:19:33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1:07:48.392000000</meta:creation-date>
    <dc:date>2018-04-17T21:42:07.171000000</dc:date>
    <meta:editing-duration>PT1H41M8S</meta:editing-duration>
    <meta:editing-cycles>8</meta:editing-cycles>
    <meta:generator>LibreOffice/6.0.2.1$Windows_X86_64 LibreOffice_project/f7f06a8f319e4b62f9bc5095aa112a65d2f3ac89</meta:generator>
    <meta:document-statistic meta:table-count="2" meta:cell-count="76" meta:object-count="0"/>
  </office:meta>
</office:document-meta>
</file>